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aptingHits.AdaptingHits( int 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aptingHits.getInternal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aptingHits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aptingHits.set( int do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daptingHits.Adapting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aptingHits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